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 * * * * /bin/sh /scripts/housie.sh</text:p>
      <text:p text:style-name="Standard">* * * * * sleep 1; /bin/sh /scripts/housie.sh</text:p>
      <text:p text:style-name="Standard">* * * * * sleep 2; /bin/sh /scripts/housie.sh</text:p>
      <text:p text:style-name="Standard">* * * * * sleep 3; /bin/sh /scripts/housie.sh</text:p>
      <text:p text:style-name="Standard">* * * * * sleep 4; /bin/sh /scripts/housie.sh</text:p>
      <text:p text:style-name="Standard">* * * * * sleep 5; /bin/sh /scripts/housie.sh</text:p>
      <text:p text:style-name="Standard">* * * * * sleep 6; /bin/sh /scripts/housie.sh</text:p>
      <text:p text:style-name="Standard">* * * * * sleep 7; /bin/sh /scripts/housie.sh</text:p>
      <text:p text:style-name="Standard">* * * * * sleep 8; /bin/sh /scripts/housie.sh</text:p>
      <text:p text:style-name="Standard">* * * * * sleep 9; /bin/sh /scripts/housie.sh</text:p>
      <text:p text:style-name="Standard">* * * * * sleep 10; /bin/sh /scripts/housie.sh</text:p>
      <text:p text:style-name="Standard">* * * * * sleep 11; /bin/sh /scripts/housie.sh</text:p>
      <text:p text:style-name="Standard">* * * * * sleep 12; /bin/sh /scripts/housie.sh</text:p>
      <text:p text:style-name="Standard">* * * * * sleep 13; /bin/sh /scripts/housie.sh</text:p>
      <text:p text:style-name="Standard">* * * * * sleep 14; /bin/sh /scripts/housie.sh</text:p>
      <text:p text:style-name="Standard">* * * * * sleep 15; /bin/sh /scripts/housie.sh</text:p>
      <text:p text:style-name="Standard">* * * * * sleep 16; /bin/sh /scripts/housie.sh</text:p>
      <text:p text:style-name="Standard">* * * * * sleep 17; /bin/sh /scripts/housie.sh</text:p>
      <text:p text:style-name="Standard">* * * * * sleep 18; /bin/sh /scripts/housie.sh</text:p>
      <text:p text:style-name="Standard">* * * * * sleep 19; /bin/sh /scripts/housie.sh</text:p>
      <text:p text:style-name="Standard">* * * * * sleep 20; /bin/sh /scripts/housie.sh</text:p>
      <text:p text:style-name="Standard">* * * * * sleep 21; /bin/sh /scripts/housie.sh</text:p>
      <text:p text:style-name="Standard">* * * * * sleep 22; /bin/sh /scripts/housie.sh</text:p>
      <text:p text:style-name="Standard">* * * * * sleep 23; /bin/sh /scripts/housie.sh</text:p>
      <text:p text:style-name="Standard">* * * * * sleep 24; /bin/sh /scripts/housie.sh</text:p>
      <text:p text:style-name="Standard">* * * * * sleep 25; /bin/sh /scripts/housie.sh</text:p>
      <text:p text:style-name="Standard">* * * * * sleep 26; /bin/sh /scripts/housie.sh</text:p>
      <text:p text:style-name="Standard">* * * * * sleep 27; /bin/sh /scripts/housie.sh</text:p>
      <text:p text:style-name="Standard">* * * * * sleep 28; /bin/sh /scripts/housie.sh</text:p>
      <text:p text:style-name="Standard">* * * * * sleep 29; /bin/sh /scripts/housie.sh</text:p>
      <text:p text:style-name="Standard">* * * * * sleep 30; /bin/sh /scripts/housie.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5T22:59:55.340918918</meta:creation-date>
    <dc:date>2021-08-05T23:00:12.442244577</dc:date>
    <meta:editing-duration>PT17S</meta:editing-duration>
    <meta:editing-cycles>1</meta:editing-cycles>
    <meta:document-statistic meta:table-count="0" meta:image-count="0" meta:object-count="0" meta:page-count="1" meta:paragraph-count="31" meta:word-count="277" meta:character-count="1407" meta:non-whitespace-character-count="1161"/>
    <meta:generator>LibreOffice/6.0.7.3$Linux_X86_64 LibreOffice_project/00m0$Build-3</meta:generator>
  </office:meta>
</office:document-meta>
</file>